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bb36" officeooo:paragraph-rsid="0030bb36"/>
    </style:style>
    <style:style style:name="P2" style:family="paragraph" style:parent-style-name="Text_20_body">
      <style:text-properties officeooo:rsid="00333d24" officeooo:paragraph-rsid="00333d24"/>
    </style:style>
    <style:style style:name="P3" style:family="paragraph" style:parent-style-name="Text_20_body">
      <style:text-properties officeooo:rsid="0034a058" officeooo:paragraph-rsid="0034a058"/>
    </style:style>
    <style:style style:name="P4" style:family="paragraph" style:parent-style-name="Text_20_body">
      <style:text-properties officeooo:rsid="0034a058" officeooo:paragraph-rsid="00352cbf"/>
    </style:style>
    <style:style style:name="P5" style:family="paragraph" style:parent-style-name="Text_20_body">
      <style:text-properties officeooo:rsid="003775c1" officeooo:paragraph-rsid="003775c1"/>
    </style:style>
    <style:style style:name="P6" style:family="paragraph" style:parent-style-name="Heading_20_1" style:master-page-name="Right_20_Page">
      <style:paragraph-properties style:page-number="auto"/>
      <style:text-properties officeooo:rsid="003775c1" officeooo:paragraph-rsid="003775c1"/>
    </style:style>
    <style:style style:name="P7" style:family="paragraph" style:parent-style-name="Heading_20_2">
      <style:text-properties officeooo:paragraph-rsid="0031461a"/>
    </style:style>
    <style:style style:name="P8" style:family="paragraph" style:parent-style-name="Heading_20_3">
      <style:text-properties officeooo:rsid="003775c1" officeooo:paragraph-rsid="003775c1"/>
    </style:style>
    <style:style style:name="T1" style:family="text">
      <style:text-properties officeooo:rsid="0030bb36"/>
    </style:style>
    <style:style style:name="T2" style:family="text">
      <style:text-properties officeooo:rsid="0031461a"/>
    </style:style>
    <style:style style:name="T3" style:family="text">
      <style:text-properties officeooo:rsid="00333d24"/>
    </style:style>
    <style:style style:name="T4" style:family="text">
      <style:text-properties officeooo:rsid="00352cbf"/>
    </style:style>
    <style:style style:name="T5" style:family="text">
      <style:text-properties officeooo:rsid="003597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ilent Night</text:h>
      <text:p text:style-name="P7">(<text:span text:style-name="T3">Traditional</text:span>)</text:p>
      <text:p text:style-name="P8">[VERSE 1]</text:p>
      <text:p text:style-name="P5">G <text:s text:c="24"/>D <text:s text:c="10"/>G <text:s text:c="9"/></text:p>
      <text:p text:style-name="P5">Silent night! Holy night! All is calm all is bright </text:p>
      <text:p text:style-name="P5">C <text:s text:c="15"/>G <text:s text:c="15"/></text:p>
      <text:p text:style-name="P5">Round yon virgin mother and child </text:p>
      <text:p text:style-name="P5">C <text:s text:c="13"/>G</text:p>
      <text:p text:style-name="P5">Holy infant so tender and mild </text:p>
      <text:p text:style-name="P5">D <text:s text:c="16"/>G Em <text:s text:c="3"/>G <text:s text:c="6"/>D <text:s text:c="8"/>G</text:p>
      <text:p text:style-name="P5">Sleep in heavenly peace! Sleep in heavenly peace!</text:p>
      <text:p text:style-name="Heading_20_3">[VERSE 2]</text:p>
      <text:p text:style-name="P5">G <text:s text:c="25"/>D <text:s text:c="13"/>G <text:s text:c="9"/></text:p>
      <text:p text:style-name="P5">Silent night! Holy night! Shepherds quake at the sight</text:p>
      <text:p text:style-name="P5">C <text:s text:c="18"/>G <text:s text:c="10"/></text:p>
      <text:p text:style-name="P5">Glories stream from heaven afar </text:p>
      <text:p text:style-name="P5">C <text:s text:c="18"/>G</text:p>
      <text:p text:style-name="P5">Heavenly hosts sing Hallelujah</text:p>
      <text:p text:style-name="P5">D <text:s text:c="20"/>G Em <text:s/>G <text:s text:c="9"/>D <text:s text:c="9"/>G</text:p>
      <text:p text:style-name="P5">Christ the Saviour is born! Christ the Saviour is born!</text:p>
      <text:p text:style-name="Heading_20_3">[VERSE 3]</text:p>
      <text:p text:style-name="P5">G <text:s text:c="24"/>D <text:s text:c="9"/>G <text:s text:c="9"/></text:p>
      <text:p text:style-name="P5">Silent night! Holy night! Son of God love's pure light </text:p>
      <text:p text:style-name="P5">C <text:s text:c="17"/>G <text:s text:c="12"/></text:p>
      <text:p text:style-name="P5">Radiant beams from thy holy face </text:p>
      <text:p text:style-name="P5">C <text:s text:c="18"/>G</text:p>
      <text:p text:style-name="P5">With the dawn of redeeming grace</text:p>
      <text:p text:style-name="P5">D <text:s text:c="16"/>G Em <text:s text:c="2"/>G <text:s text:c="4"/>D <text:s text:c="10"/>G</text:p>
      <text:p text:style-name="P5">Jesus lord at thy birth! Jesus lord at thy birth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6M10S</meta:editing-duration>
    <meta:editing-cycles>38</meta:editing-cycles>
    <meta:generator>LibreOffice/5.3.6.1$MacOSX_X86_64 LibreOffice_project/686f202eff87ef707079aeb7f485847613344eb7</meta:generator>
    <dc:title>Lyrics + Chords</dc:title>
    <dc:date>2017-11-17T15:43:44.719036000</dc:date>
    <meta:print-date>2017-04-03T12:23:29.985893000</meta:print-date>
    <meta:document-statistic meta:table-count="0" meta:image-count="0" meta:object-count="0" meta:page-count="1" meta:paragraph-count="29" meta:word-count="138" meta:character-count="1006" meta:non-whitespace-character-count="51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